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981a" officeooo:paragraph-rsid="0008b9a7"/>
    </style:style>
    <style:style style:name="P2" style:family="paragraph" style:parent-style-name="Standard">
      <style:text-properties officeooo:rsid="000a88de" officeooo:paragraph-rsid="000a88de"/>
    </style:style>
    <style:style style:name="P3" style:family="paragraph" style:parent-style-name="Standard">
      <style:text-properties officeooo:rsid="000a88de" officeooo:paragraph-rsid="000af19c"/>
    </style:style>
    <style:style style:name="P4" style:family="paragraph" style:parent-style-name="Standard">
      <style:text-properties officeooo:rsid="000af19c" officeooo:paragraph-rsid="000af19c"/>
    </style:style>
    <style:style style:name="T1" style:family="text">
      <style:text-properties officeooo:rsid="001cef08"/>
    </style:style>
    <style:style style:name="T2" style:family="text">
      <style:text-properties officeooo:rsid="001c36be"/>
    </style:style>
    <style:style style:name="T3" style:family="text">
      <style:text-properties officeooo:rsid="0008b9a7"/>
    </style:style>
    <style:style style:name="T4" style:family="text">
      <style:text-properties officeooo:rsid="000af1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: <text:span text:style-name="T3">31</text:span> Mar 2020</text:p>
      <text:p text:style-name="P1">Group I</text:p>
      <text:p text:style-name="P1">Present: <text:span text:style-name="T2">C</text:span>olin, Mariah, Stefan </text:p>
      <text:p text:style-name="P1">Absent: <text:span text:style-name="T2">Alex, Peter</text:span></text:p>
      <text:p text:style-name="P1">Started: <text:span text:style-name="T3">5</text:span>:0<text:span text:style-name="T2">3</text:span> pm</text:p>
      <text:p text:style-name="P1"/>
      <text:p text:style-name="P2">This meeting was focused on forming concrete milestones for the reset button functionality. Many members could not attend this session, and so this meeting focused on mild code reviews/check-ins. </text:p>
      <text:p text:style-name="P2"/>
      <text:p text:style-name="P2">Peter may have had some form of technical issue, not entirely sure. Alex had physical therapy.</text:p>
      <text:p text:style-name="P2"/>
      <text:p text:style-name="P2">In a written statement, so that all members could access these milestones, Stefan asked the following:</text:p>
      <text:p text:style-name="P2"/>
      <text:p text:style-name="P3">Colin was asked to decide on appropriate data structures and variables to use for the reset button. This was not limited to <text:span text:style-name="T4">the </text:span>GameWindow <text:span text:style-name="T4">class.</text:span></text:p>
      <text:p text:style-name="P3"/>
      <text:p text:style-name="P3">Mariah was asked to expand upon the event listener function in GameWindow. </text:p>
      <text:p text:style-name="P3"/>
      <text:p text:style-name="P3">Peter was asked to add functionality to the reset button <text:span text:style-name="T4">in the addButtons() function such that it would interact with Mariah’s reset function.</text:span></text:p>
      <text:p text:style-name="P3"/>
      <text:p text:style-name="P4">Alex was asked to spot check all work done by others, and think of potential edge cases for each modification done to a particular class.</text:p>
      <text:p text:style-name="P4"/>
      <text:p text:style-name="P4">All members were asked to send their UML to Stefan once changes had been made to a class/classes, so that he could include them in his final UML diagrams that will be submitted. </text:p>
      <text:p text:style-name="P4"/>
      <text:p text:style-name="P4">After these milestones had been established, a Zoom session was started between Colin, Mariah, and Stefan. </text:p>
      <text:p text:style-name="P4"/>
      <text:p text:style-name="P4">Colin shared what he had decided upon for data structures so far. He wanted to use ArrayLists, and Stefan agreed that this was a good idea.</text:p>
      <text:p text:style-name="P4"/>
      <text:p text:style-name="P4">Mariah shared what she was thinking for her reset function. Both Stefan and Colin agreed that the concept was solid. </text:p>
      <text:p text:style-name="P4"/>
      <text:p text:style-name="P4">All members agreed to keep in touch, and signed out for the night. </text:p>
      <text:p text:style-name="P1"/>
      <text:p text:style-name="P1">Meeting ended: <text:span text:style-name="T4">6:00</text:span> 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0:46:33.679822862</meta:creation-date>
    <dc:date>2020-04-07T11:18:03.311577200</dc:date>
    <meta:editing-duration>PT9M8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8" meta:word-count="274" meta:character-count="1615" meta:non-whitespace-character-count="1352"/>
  </office:meta>
</office:document-meta>
</file>